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2379e" officeooo:paragraph-rsid="0012379e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12379e" officeooo:paragraph-rsid="0012379e"/>
    </style:style>
    <style:style style:name="P3" style:family="paragraph" style:parent-style-name="Standard" style:list-style-name="L2">
      <style:paragraph-properties fo:text-align="start" style:justify-single-word="false"/>
      <style:text-properties officeooo:rsid="0012379e" officeooo:paragraph-rsid="0012379e"/>
    </style:style>
    <style:style style:name="P4" style:family="paragraph" style:parent-style-name="Standard">
      <style:paragraph-properties fo:text-align="start" style:justify-single-word="false"/>
      <style:text-properties fo:font-weight="bold" officeooo:rsid="0012379e" officeooo:paragraph-rsid="0012379e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12379e" officeooo:paragraph-rsid="0012379e" style:font-size-asian="16pt" style:font-weight-asian="bold" style:font-size-complex="16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nD Character Generator</text:p>
      <text:p text:style-name="P1"/>
      <text:p text:style-name="P4">Basic stats:</text:p>
      <text:list xml:id="list438154551" text:style-name="L1">
        <text:list-item>
          <text:p text:style-name="P2">Name</text:p>
        </text:list-item>
        <text:list-item>
          <text:p text:style-name="P2">Class</text:p>
        </text:list-item>
        <text:list-item>
          <text:p text:style-name="P2">Race</text:p>
        </text:list-item>
        <text:list-item>
          <text:p text:style-name="P2">Background</text:p>
        </text:list-item>
        <text:list-item>
          <text:p text:style-name="P2">Alignment</text:p>
        </text:list-item>
        <text:list-item>
          <text:p text:style-name="P2">Strength</text:p>
        </text:list-item>
        <text:list-item>
          <text:p text:style-name="P2">Dexterity</text:p>
        </text:list-item>
        <text:list-item>
          <text:p text:style-name="P2">Constitution</text:p>
        </text:list-item>
        <text:list-item>
          <text:p text:style-name="P2">Intelligence</text:p>
        </text:list-item>
        <text:list-item>
          <text:p text:style-name="P2">Wisdom</text:p>
        </text:list-item>
        <text:list-item>
          <text:p text:style-name="P2">Charisma</text:p>
        </text:list-item>
        <text:list-item>
          <text:p text:style-name="P2">Height</text:p>
        </text:list-item>
        <text:list-item>
          <text:p text:style-name="P2">Weight</text:p>
        </text:list-item>
        <text:list-item>
          <text:p text:style-name="P2">Age<text:line-break/></text:p>
        </text:list-item>
      </text:list>
      <text:p text:style-name="P4">Class-based stats:</text:p>
      <text:list xml:id="list3119613316" text:style-name="L2">
        <text:list-item>
          <text:p text:style-name="P3">Saving throw</text:p>
        </text:list-item>
        <text:list-item>
          <text:p text:style-name="P3">Hit-points</text:p>
        </text:list-item>
        <text:list-item>
          <text:p text:style-name="P3">Hit dic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2T15:40:07.273674179</meta:creation-date>
    <dc:date>2020-04-22T15:46:26.318053502</dc:date>
    <meta:editing-duration>PT6M20S</meta:editing-duration>
    <meta:editing-cycles>1</meta:editing-cycles>
    <meta:document-statistic meta:table-count="0" meta:image-count="0" meta:object-count="0" meta:page-count="1" meta:paragraph-count="20" meta:word-count="43" meta:character-count="203" meta:non-whitespace-character-count="196"/>
    <meta:generator>LibreOffice/6.0.7.3$Linux_X86_64 LibreOffice_project/00m0$Build-3</meta:generator>
  </office:meta>
</office:document-meta>
</file>